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PartMethodArgumentResolver.decode( Part part , MethodParameter elementType , BindingContext bindingContext , ServerWebExchange exchange , boolean isRequir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PartMethodArgumentResolver.getPartValues( MethodParameter parameter , @ Nullable RequestPart requestPart , boolean isRequired , ServerWebExchange exch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rtServerHttpRequest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ServerHttpRequest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tMethodArgumentResolver.getPartName( MethodParameter methodParam , @ Nullable RequestPart requestPar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questPartMethodArgumentResolver.RequestPartMethodArgumentResolver( List &lt; HttpMessageReader &lt; ? &gt; &gt; readers , ReactiveAdapt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ServerHttpRequest.PartServerHttpRequest( ServerHttpRequest delegate , Part 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PartMethodArgumentResolver.supportsParameter( MethodParameter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PartMethodArgumentResolver.resolveArgument( MethodParameter parameter , BindingContext bindingContext , ServerWebExchange exchang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